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Pictures/100002010000002C0000002D622D528C2F4C9AF3.png" manifest:media-type="image/png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DejaVu Sans Mono" svg:font-family="'DejaVu Sans Mono'" style:font-family-generic="modern" style:font-pitch="fixed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47cm" fo:min-width="0.22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11.057cm"/>
    </style:style>
    <style:style style:name="gr7" style:family="graphic" style:parent-style-name="standard">
      <style:graphic-properties draw:stroke="none" svg:stroke-color="#000000" draw:fill="none" draw:fill-color="#ffffff" fo:min-height="0.704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089cm" fo:min-width="0.008cm"/>
    </style:style>
    <style:style style:name="gr9" style:family="graphic" style:parent-style-name="objectwithoutfill">
      <style:graphic-properties svg:stroke-color="#000000" draw:marker-start="" draw:marker-end="Arrow_20_concave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1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12" style:family="graphic" style:parent-style-name="objectwithoutfill">
      <style:graphic-properties svg:stroke-color="#000000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4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66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style:paragraph-properties fo:text-align="center"/>
      <style:text-properties style:font-name="Roboto Light"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style:font-name="Roboto Light" fo:font-size="14pt" style:font-size-asian="14pt" style:font-size-complex="14pt"/>
    </style:style>
    <style:style style:name="T1" style:family="text">
      <style:text-properties style:font-name="Liberation Serif" fo:font-size="28pt" style:font-name-asian="Liberation Serif" style:font-size-asian="28pt" style:font-name-complex="Liberation Serif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Roboto Light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016cm" svg:height="1.016cm" svg:x="5.053cm" svg:y="9.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307cm" svg:y1="9.274cm" svg:x2="5.815cm" svg:y2="9.782cm">
            <text:p/>
          </draw:line>
          <draw:line draw:style-name="gr2" draw:text-style-name="P2" draw:layer="layout" svg:x1="5.815cm" svg:y1="9.274cm" svg:x2="5.307cm" svg:y2="9.782cm">
            <text:p/>
          </draw:line>
        </draw:g>
        <draw:line draw:style-name="gr3" draw:text-style-name="P2" draw:layer="layout" svg:x1="6.704cm" svg:y1="9.528cm" svg:x2="6.069cm" svg:y2="9.528cm">
          <text:p/>
        </draw:line>
        <draw:frame draw:style-name="gr4" draw:text-style-name="P3" draw:layer="layout" svg:width="0.724cm" svg:height="0.53cm" svg:x="6.704cm" svg:y="9.2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3" draw:layer="layout" svg:width="0.195cm" svg:height="0.2cm" svg:x="7.144cm" svg:y="9.201cm">
          <draw:image xlink:href="Pictures/100002010000002C0000002D622D528C2F4C9AF3.png" xlink:type="simple" xlink:show="embed" xlink:actuate="onLoad" loext:mime-type="image/png">
            <text:p/>
          </draw:image>
        </draw:frame>
        <draw:g>
          <draw:custom-shape draw:style-name="gr1" draw:text-style-name="P1" draw:layer="layout" svg:width="1.016cm" svg:height="1.016cm" svg:x="9.357cm" svg:y="9.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9.611cm" svg:y1="9.274cm" svg:x2="10.119cm" svg:y2="9.782cm">
            <text:p/>
          </draw:line>
          <draw:line draw:style-name="gr2" draw:text-style-name="P2" draw:layer="layout" svg:x1="10.119cm" svg:y1="9.274cm" svg:x2="9.611cm" svg:y2="9.782cm">
            <text:p/>
          </draw:line>
        </draw:g>
        <draw:line draw:style-name="gr3" draw:text-style-name="P2" draw:layer="layout" svg:x1="11.008cm" svg:y1="9.528cm" svg:x2="10.373cm" svg:y2="9.528cm">
          <text:p/>
        </draw:line>
        <draw:frame draw:style-name="gr4" draw:text-style-name="P3" draw:layer="layout" svg:width="0.649cm" svg:height="0.53cm" svg:x="11.008cm" svg:y="9.25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3" draw:layer="layout" svg:width="0.195cm" svg:height="0.2cm" svg:x="11.448cm" svg:y="9.201cm">
          <draw:image xlink:href="Pictures/100002010000002C0000002D622D528C2F4C9AF3.png" xlink:type="simple" xlink:show="embed" xlink:actuate="onLoad" loext:mime-type="image/png">
            <text:p/>
          </draw:image>
        </draw:frame>
        <draw:g>
          <draw:custom-shape draw:style-name="gr1" draw:text-style-name="P1" draw:layer="layout" svg:width="1.016cm" svg:height="1.016cm" svg:x="11.784cm" svg:y="9.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038cm" svg:y1="9.274cm" svg:x2="12.546cm" svg:y2="9.782cm">
            <text:p/>
          </draw:line>
          <draw:line draw:style-name="gr2" draw:text-style-name="P2" draw:layer="layout" svg:x1="12.546cm" svg:y1="9.274cm" svg:x2="12.038cm" svg:y2="9.782cm">
            <text:p/>
          </draw:line>
        </draw:g>
        <draw:line draw:style-name="gr3" draw:text-style-name="P2" draw:layer="layout" svg:x1="13.435cm" svg:y1="9.528cm" svg:x2="12.8cm" svg:y2="9.528cm">
          <text:p/>
        </draw:line>
        <draw:frame draw:style-name="gr4" draw:text-style-name="P3" draw:layer="layout" svg:width="0.644cm" svg:height="0.53cm" svg:x="13.435cm" svg:y="9.25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3" draw:layer="layout" svg:width="0.195cm" svg:height="0.2cm" svg:x="13.875cm" svg:y="9.201cm">
          <draw:image xlink:href="Pictures/100002010000002C0000002D622D528C2F4C9AF3.png" xlink:type="simple" xlink:show="embed" xlink:actuate="onLoad" loext:mime-type="image/png">
            <text:p/>
          </draw:image>
        </draw:frame>
        <draw:g>
          <draw:custom-shape draw:style-name="gr1" draw:text-style-name="P1" draw:layer="layout" svg:width="1.016cm" svg:height="1.016cm" svg:x="14.197cm" svg:y="9.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451cm" svg:y1="9.274cm" svg:x2="14.959cm" svg:y2="9.782cm">
            <text:p/>
          </draw:line>
          <draw:line draw:style-name="gr2" draw:text-style-name="P2" draw:layer="layout" svg:x1="14.959cm" svg:y1="9.274cm" svg:x2="14.451cm" svg:y2="9.782cm">
            <text:p/>
          </draw:line>
        </draw:g>
        <draw:line draw:style-name="gr3" draw:text-style-name="P2" draw:layer="layout" svg:x1="15.848cm" svg:y1="9.528cm" svg:x2="15.213cm" svg:y2="9.528cm">
          <text:p/>
        </draw:line>
        <draw:frame draw:style-name="gr4" draw:text-style-name="P3" draw:layer="layout" svg:width="0.64cm" svg:height="0.53cm" svg:x="15.848cm" svg:y="9.25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3" draw:layer="layout" svg:width="0.195cm" svg:height="0.2cm" svg:x="16.288cm" svg:y="9.201cm">
          <draw:image xlink:href="Pictures/100002010000002C0000002D622D528C2F4C9AF3.png" xlink:type="simple" xlink:show="embed" xlink:actuate="onLoad" loext:mime-type="image/png">
            <text:p/>
          </draw:image>
        </draw:frame>
        <draw:custom-shape draw:style-name="gr6" draw:text-style-name="P1" draw:layer="layout" svg:width="11.557cm" svg:height="1.27cm" svg:x="5.017cm" svg:y="11.52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0.809cm" svg:height="1.344cm" svg:x="10.391cm" svg:y="11.451cm">
          <draw:text-box>
            <text:p text:style-name="P4"><text:span text:style-name="T1">Σ</text:span></text:p>
          </draw:text-box>
        </draw:frame>
        <draw:line draw:style-name="gr3" draw:text-style-name="P2" draw:layer="layout" svg:x1="5.572cm" svg:y1="10.017cm" svg:x2="5.572cm" svg:y2="11.541cm">
          <text:p/>
        </draw:line>
        <draw:line draw:style-name="gr3" draw:text-style-name="P2" draw:layer="layout" svg:x1="9.89cm" svg:y1="10.017cm" svg:x2="9.89cm" svg:y2="11.541cm">
          <text:p/>
        </draw:line>
        <draw:line draw:style-name="gr3" draw:text-style-name="P2" draw:layer="layout" svg:x1="12.303cm" svg:y1="10.017cm" svg:x2="12.303cm" svg:y2="11.541cm">
          <text:p/>
        </draw:line>
        <draw:line draw:style-name="gr3" draw:text-style-name="P2" draw:layer="layout" svg:x1="14.716cm" svg:y1="10.017cm" svg:x2="14.716cm" svg:y2="11.541cm">
          <text:p/>
        </draw:line>
        <draw:line draw:style-name="gr3" draw:text-style-name="P2" draw:layer="layout" svg:x1="10.795cm" svg:y1="12.811cm" svg:x2="10.795cm" svg:y2="14.335cm">
          <text:p/>
        </draw:line>
        <draw:line draw:style-name="gr3" draw:text-style-name="P2" draw:layer="layout" svg:x1="5.572cm" svg:y1="7.477cm" svg:x2="5.572cm" svg:y2="9.001cm">
          <text:p/>
        </draw:line>
        <draw:custom-shape draw:style-name="gr8" draw:text-style-name="P1" draw:layer="layout" svg:width="1.016cm" svg:height="1.016cm" svg:x="5.064cm" svg:y="6.461cm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9.89cm" svg:y1="7.477cm" svg:x2="9.89cm" svg:y2="9.001cm">
          <text:p/>
        </draw:line>
        <draw:custom-shape draw:style-name="gr8" draw:text-style-name="P1" draw:layer="layout" svg:width="1.016cm" svg:height="1.016cm" svg:x="9.382cm" svg:y="6.461cm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2.303cm" svg:y1="7.477cm" svg:x2="12.303cm" svg:y2="9.001cm">
          <text:p/>
        </draw:line>
        <draw:custom-shape draw:style-name="gr8" draw:text-style-name="P1" draw:layer="layout" svg:width="1.016cm" svg:height="1.016cm" svg:x="11.795cm" svg:y="6.461cm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4.716cm" svg:y1="7.477cm" svg:x2="14.716cm" svg:y2="9.001cm">
          <text:p/>
        </draw:line>
        <draw:custom-shape draw:style-name="gr8" draw:text-style-name="P1" draw:layer="layout" svg:width="1.016cm" svg:height="1.016cm" svg:x="14.208cm" svg:y="6.461cm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10.879cm" svg:y1="8.112cm" svg:x2="10.117cm" svg:y2="8.112cm">
          <text:p/>
        </draw:line>
        <draw:frame draw:style-name="gr4" draw:text-style-name="P3" draw:layer="layout" svg:width="0.445cm" svg:height="0.47cm" svg:x="10.942cm" svg:y="7.85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9" draw:text-style-name="P2" draw:layer="layout" svg:x1="11.387cm" svg:y1="8.112cm" svg:x2="12.149cm" svg:y2="8.112cm">
          <text:p/>
        </draw:line>
        <draw:line draw:style-name="gr9" draw:text-style-name="P2" draw:layer="layout" svg:x1="13.319cm" svg:y1="8.112cm" svg:x2="12.557cm" svg:y2="8.112cm">
          <text:p/>
        </draw:line>
        <draw:frame draw:style-name="gr4" draw:text-style-name="P3" draw:layer="layout" svg:width="0.445cm" svg:height="0.47cm" svg:x="13.382cm" svg:y="7.85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9" draw:text-style-name="P2" draw:layer="layout" svg:x1="13.827cm" svg:y1="8.112cm" svg:x2="14.589cm" svg:y2="8.112cm">
          <text:p/>
        </draw:line>
        <draw:frame draw:style-name="gr10" draw:text-style-name="P5" draw:layer="layout" svg:width="1.397cm" svg:height="1.397cm" svg:x="7.096cm" svg:y="6.461cm">
          <draw:text-box>
            <text:p text:style-name="P4"><text:span text:style-name="T2">...</text:span></text:p>
          </draw:text-box>
        </draw:frame>
        <draw:line draw:style-name="gr11" draw:text-style-name="P2" draw:layer="layout" svg:x1="14.746cm" svg:y1="6.428cm" svg:x2="6.178cm" svg:y2="1.482cm">
          <text:p/>
        </draw:line>
        <draw:line draw:style-name="gr11" draw:text-style-name="P2" draw:layer="layout" svg:x1="12.303cm" svg:y1="6.461cm" svg:x2="12.938cm" svg:y2="5.445cm">
          <text:p/>
        </draw:line>
        <draw:g>
          <draw:line draw:style-name="gr12" draw:text-style-name="P2" draw:layer="layout" svg:x1="13.192cm" svg:y1="5.572cm" svg:x2="13.065cm" svg:y2="5.792cm">
            <text:p/>
          </draw:line>
          <draw:line draw:style-name="gr12" draw:text-style-name="P2" draw:layer="layout" svg:x1="12.845cm" svg:y1="5.665cm" svg:x2="13.065cm" svg:y2="5.792cm">
            <text:p/>
          </draw:line>
        </draw:g>
        <draw:line draw:style-name="gr11" draw:text-style-name="P2" draw:layer="layout" svg:x1="9.89cm" svg:y1="6.461cm" svg:x2="11.16cm" svg:y2="4.429cm">
          <text:p/>
        </draw:line>
        <draw:g>
          <draw:line draw:style-name="gr12" draw:text-style-name="P2" draw:layer="layout" svg:x1="11.414cm" svg:y1="4.556cm" svg:x2="11.287cm" svg:y2="4.776cm">
            <text:p/>
          </draw:line>
          <draw:line draw:style-name="gr12" draw:text-style-name="P2" draw:layer="layout" svg:x1="11.067cm" svg:y1="4.649cm" svg:x2="11.287cm" svg:y2="4.776cm">
            <text:p/>
          </draw:line>
        </draw:g>
        <draw:line draw:style-name="gr11" draw:text-style-name="P2" draw:layer="layout" svg:x1="5.572cm" svg:y1="6.384cm" svg:x2="7.985cm" svg:y2="2.524cm">
          <text:p/>
        </draw:line>
        <draw:g>
          <draw:line draw:style-name="gr12" draw:text-style-name="P2" draw:layer="layout" svg:x1="8.239cm" svg:y1="2.651cm" svg:x2="8.112cm" svg:y2="2.871cm">
            <text:p/>
          </draw:line>
          <draw:line draw:style-name="gr12" draw:text-style-name="P2" draw:layer="layout" svg:x1="7.892cm" svg:y1="2.744cm" svg:x2="8.112cm" svg:y2="2.871cm">
            <text:p/>
          </draw:line>
        </draw:g>
        <draw:frame draw:style-name="gr4" draw:text-style-name="P3" draw:layer="layout" svg:width="1.411cm" svg:height="0.53cm" svg:x="11.019cm" svg:y="5.57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1.67cm" svg:height="0.53cm" svg:x="8.728cm" svg:y="4.8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3" draw:layer="layout" svg:width="2.687cm" svg:height="0.542cm" svg:x="4.282cm" svg:y="3.25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7" draw:layer="layout" svg:width="3.81cm" svg:height="0.996cm" draw:transform="rotate (-0.523598775598299) translate (10.007cm 2.524cm)">
          <draw:text-box>
            <text:p text:style-name="P6"><text:span text:style-name="T3">W</text:span><text:span text:style-name="T3">a</text:span><text:span text:style-name="T3">v</text:span><text:span text:style-name="T3">e</text:span><text:span text:style-name="T3"> </text:span><text:span text:style-name="T3">F</text:span><text:span text:style-name="T3">r</text:span><text:span text:style-name="T3">o</text:span><text:span text:style-name="T3">n</text:span><text:span text:style-name="T3">t</text:span></text:p>
          </draw:text-box>
        </draw:frame>
        <draw:frame draw:style-name="gr14" draw:text-style-name="P7" draw:layer="layout" svg:width="5.207cm" svg:height="0.911cm" svg:x="8.192cm" svg:y="14.313cm">
          <draw:text-box>
            <text:p text:style-name="P6"><text:span text:style-name="T3">Beamformer Outpu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DejaVu Sans Mono" svg:font-family="'DejaVu Sans Mono'" style:font-family-generic="modern" style:font-pitch="fixed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4:25:31.164790400</meta:creation-date>
    <meta:generator>LibreOffice/6.4.6.2$Linux_X86_64 LibreOffice_project/40$Build-2</meta:generator>
    <dc:date>2020-12-06T15:13:31.228066791</dc:date>
    <meta:editing-duration>PT36M15S</meta:editing-duration>
    <meta:editing-cycles>7</meta:editing-cycles>
    <meta:document-statistic meta:object-count="68"/>
  </office:meta>
</office:document-meta>
</file>

<file path=Object 1/content.xml><?xml version="1.0" encoding="utf-8"?>
<math xmlns="http://www.w3.org/1998/Math/MathML" display="block">
  <semantics>
    <msub>
      <mi>w</mi>
      <mi>N</mi>
    </msub>
    <annotation encoding="StarMath 5.0">w_{N}</annotation>
  </semantics>
</math>
</file>

<file path=Object 2/content.xml><?xml version="1.0" encoding="utf-8"?>
<math xmlns="http://www.w3.org/1998/Math/MathML" display="block">
  <semantics>
    <msub>
      <mi>w</mi>
      <mn>3</mn>
    </msub>
    <annotation encoding="StarMath 5.0">w_{3}</annotation>
  </semantics>
</math>
</file>

<file path=Object 3/content.xml><?xml version="1.0" encoding="utf-8"?>
<math xmlns="http://www.w3.org/1998/Math/MathML" display="block">
  <semantics>
    <msub>
      <mi>w</mi>
      <mn>2</mn>
    </msub>
    <annotation encoding="StarMath 5.0">w_{2}</annotation>
  </semantics>
</math>
</file>

<file path=Object 4/content.xml><?xml version="1.0" encoding="utf-8"?>
<math xmlns="http://www.w3.org/1998/Math/MathML" display="block">
  <semantics>
    <msub>
      <mi>w</mi>
      <mn>1</mn>
    </msub>
    <annotation encoding="StarMath 5.0">w_{1}</annotation>
  </semantics>
</math>
</file>

<file path=Object 5/content.xml><?xml version="1.0" encoding="utf-8"?>
<math xmlns="http://www.w3.org/1998/Math/MathML" display="block">
  <semantics>
    <mi>d</mi>
    <annotation encoding="StarMath 5.0">d</annotation>
  </semantics>
</math>
</file>

<file path=Object 6/content.xml><?xml version="1.0" encoding="utf-8"?>
<math xmlns="http://www.w3.org/1998/Math/MathML" display="block">
  <semantics>
    <mi>d</mi>
    <annotation encoding="StarMath 5.0">d</annotation>
  </semantics>
</math>
</file>

<file path=Object 7/content.xml><?xml version="1.0" encoding="utf-8"?>
<math xmlns="http://www.w3.org/1998/Math/MathML" display="block">
  <semantics>
    <mrow>
      <mi>d</mi>
      <mi>sin</mi>
      <msub>
        <mi>θ</mi>
        <mn>0</mn>
      </msub>
    </mrow>
    <annotation encoding="StarMath 5.0">d sin %theta_{0}</annotation>
  </semantics>
</math>
</file>

<file path=Object 8/content.xml><?xml version="1.0" encoding="utf-8"?>
<math xmlns="http://www.w3.org/1998/Math/MathML" display="block">
  <semantics>
    <mrow>
      <mn>2</mn>
      <mi>d</mi>
      <mi>sin</mi>
      <msub>
        <mi>θ</mi>
        <mn>0</mn>
      </msub>
    </mrow>
    <annotation encoding="StarMath 5.0">2d sin %theta_{0} </annotation>
  </semantics>
</math>
</file>

<file path=Object 9/content.xml><?xml version="1.0" encoding="utf-8"?>
<math xmlns="http://www.w3.org/1998/Math/MathML" display="block">
  <semantics>
    <mrow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i>d</mi>
      <mi>sin</mi>
      <msub>
        <mi>θ</mi>
        <mn>0</mn>
      </msub>
    </mrow>
    <annotation encoding="StarMath 5.0">(N-1)d sin %theta_{0}</annotation>
  </semantics>
</math>
</file>